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609e" officeooo:paragraph-rsid="0007609e"/>
    </style:style>
    <style:style style:name="P2" style:family="paragraph" style:parent-style-name="Standard">
      <style:text-properties fo:font-weight="bold" officeooo:rsid="0007609e" officeooo:paragraph-rsid="0007609e" style:font-weight-asian="bold" style:font-weight-complex="bold"/>
    </style:style>
    <style:style style:name="P3" style:family="paragraph" style:parent-style-name="Standard">
      <style:text-properties fo:font-weight="bold" officeooo:rsid="0008b016" officeooo:paragraph-rsid="0008b016" style:font-weight-asian="bold" style:font-weight-complex="bold"/>
    </style:style>
    <style:style style:name="P4" style:family="paragraph" style:parent-style-name="Standard">
      <style:text-properties fo:font-weight="bold" officeooo:rsid="00097bc6" officeooo:paragraph-rsid="00097bc6" style:font-weight-asian="bold" style:font-weight-complex="bold"/>
    </style:style>
    <style:style style:name="P5" style:family="paragraph" style:parent-style-name="Standard">
      <style:text-properties fo:font-weight="bold" officeooo:rsid="0009cfff" officeooo:paragraph-rsid="0009cfff" style:font-weight-asian="bold" style:font-weight-complex="bold"/>
    </style:style>
    <style:style style:name="P6" style:family="paragraph" style:parent-style-name="Standard">
      <style:text-properties fo:font-weight="bold" officeooo:rsid="000b9f02" officeooo:paragraph-rsid="000b9f02" style:font-weight-asian="bold" style:font-weight-complex="bold"/>
    </style:style>
    <style:style style:name="P7" style:family="paragraph" style:parent-style-name="Standard">
      <style:text-properties fo:font-weight="bold" officeooo:rsid="000ce0d5" officeooo:paragraph-rsid="000ce0d5" style:font-weight-asian="bold" style:font-weight-complex="bold"/>
    </style:style>
    <style:style style:name="P8" style:family="paragraph" style:parent-style-name="Standard">
      <style:text-properties fo:font-variant="normal" fo:text-transform="none" fo:color="#000000" style:font-name="Helvetica Neue" fo:font-size="15pt" fo:letter-spacing="normal" fo:font-style="normal" fo:font-weight="normal" officeooo:rsid="000b9f02" officeooo:paragraph-rsid="000b9f02" style:font-weight-asian="bold" style:font-weight-complex="bold"/>
    </style:style>
    <style:style style:name="P9" style:family="paragraph" style:parent-style-name="Standard">
      <style:text-properties fo:font-variant="normal" fo:text-transform="none" fo:color="#333333" style:font-name="Helvetica Neue" fo:font-size="9.75pt" fo:letter-spacing="normal" fo:font-style="normal" fo:font-weight="normal" officeooo:rsid="000b9f02" officeooo:paragraph-rsid="000b9f02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b016" style:font-weight-asian="normal" style:font-weight-complex="normal"/>
    </style:style>
    <style:style style:name="T3" style:family="text">
      <style:text-properties fo:font-weight="normal" officeooo:rsid="00097bc6" style:font-weight-asian="normal" style:font-weight-complex="normal"/>
    </style:style>
    <style:style style:name="T4" style:family="text">
      <style:text-properties officeooo:rsid="0008b016"/>
    </style:style>
    <style:style style:name="T5" style:family="text">
      <style:text-properties officeooo:rsid="00097bc6"/>
    </style:style>
    <style:style style:name="T6" style:family="text">
      <style:text-properties fo:font-variant="normal" fo:text-transform="none" fo:color="#333333" style:font-name="Helvetica Neue" fo:font-size="9.75pt" fo:letter-spacing="normal" fo:font-style="normal" fo:font-weight="normal"/>
    </style:style>
    <style:style style:name="T7" style:family="text">
      <style:text-properties fo:font-variant="normal" fo:text-transform="none" fo:color="#333333" style:font-name="Helvetica Neue" fo:font-size="9.75pt" fo:letter-spacing="normal" fo:font-style="normal" fo:font-weight="bold"/>
    </style:style>
    <style:style style:name="T8" style:family="text">
      <style:text-properties fo:color="#333333" fo:font-size="9.75pt"/>
    </style:style>
    <style:style style:name="T9" style:family="text">
      <style:text-properties fo:color="#333333" fo:font-size="9.75pt" officeooo:rsid="000d0f3d"/>
    </style:style>
    <style:style style:name="T10" style:family="text">
      <style:text-properties officeooo:rsid="000d0f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ffice hours #1</text:p>
      <text:p text:style-name="P1"/>
      <text:p text:style-name="P1">Assignment 1:</text:p>
      <text:p text:style-name="P1"/>
      <text:p text:style-name="P2">Pruning for decision trees:<text:span text:style-name="T1"> max-depth for scikit learn – weight base pruning. May have to implement your own. Prepruning, post pruning. Explain how it works and the effect it has.</text:span></text:p>
      <text:p text:style-name="P2"><text:span text:style-name="T1"/></text:p>
      <text:p text:style-name="P2">How big of datasets:<text:span text:style-name="T1"> Should be different, large/small # features, large/small, noisy/non-noisy. At least 1,000 data points, &gt;10 features, </text:span><text:span text:style-name="T2">binary/multiclass</text:span><text:span text:style-name="T1">. Usually kaggle datasets are good. </text:span>Don’t sub<text:span text:style-name="T4">m</text:span>it data with your assignment</text:p>
      <text:p text:style-name="P2"/>
      <text:p text:style-name="P3">For simplicity do a classification rather than regression</text:p>
      <text:p text:style-name="P3"/>
      <text:p text:style-name="P3">Will plot test and training error vs the size of your training set - <text:span text:style-name="T1">Know whether you have</text:span> high bias, high variance</text:p>
      <text:p text:style-name="P3"/>
      <text:p text:style-name="P3"/>
      <text:p text:style-name="P3">Test accuracy = Validation accuracy, <text:span text:style-name="T5">Validation error</text:span> –<text:span text:style-name="T1"> divde data into training ad test. Use Test set to evaluate for performance. Cross validation, put aside test set. Do Croos validation with your training set. Example: 10 fold crass validation with training set. </text:span><text:span text:style-name="T3">Then find accuracy when model is applied to test set.</text:span></text:p>
      <text:p text:style-name="P3"><text:span text:style-name="T3"/></text:p>
      <text:p text:style-name="P4"><text:span text:style-name="T1">Model complexity analysis???</text:span></text:p>
      <text:p text:style-name="P4"><text:span text:style-name="T1"/></text:p>
      <text:p text:style-name="P4">Need 20 plots, 2 <text:span text:style-name="T1">(Learning curve and model complexity curve) </text:span>for each of the 5 algos for 2 datasets. <text:span text:style-name="T1">Each algo with have 1 hyper parameter that you can use in your complexity curve – example # of neighbors in K nearest neighbors… Could have more than 1 hyperparameter per algo but just try 1 but talk about them (maybe do you own tests to see which is most important and talk about it)</text:span></text:p>
      <text:p text:style-name="P4"><text:span text:style-name="T1"/></text:p>
      <text:p text:style-name="P4">Overfitting</text:p>
      <text:p text:style-name="P4"/>
      <text:p text:style-name="P5">first pick a hyper parameter that you think will be ok. Do all validation tests, performance curve. Then at the end do the complexity test</text:p>
      <text:p text:style-name="P5"/>
      <text:p text:style-name="P7">Boosting Hyperparameter – <text:span text:style-name="T1">Number of learners</text:span></text:p>
      <text:p text:style-name="P5"/>
      <text:p text:style-name="P6">Stratified sampling <text:s/></text:p>
      <text:p text:style-name="P6"/>
      <text:p text:style-name="P6">Sparce</text:p>
      <text:p text:style-name="P6"/>
      <text:p text:style-name="P8"><text:span text:style-name="T8">Can we use avg results of k-folds validation for our validation error? </text:span><text:span text:style-name="T9">Yes</text:span></text:p>
      <text:p text:style-name="P8"><text:span text:style-name="T9"/></text:p>
      <text:p text:style-name="P9"><text:span text:style-name="T10">Pick something from the UCI repository that is ready to throw into a train function right away. 100% of the points you get are your analysis."</text:span></text:p>
      <text:p text:style-name="P9"><text:span text:style-name="T9"/></text:p>
      <text:p text:style-name="P9"><text:span text:style-name="T10">Picking a simple dataset won't let you contrast the algorithms, picking too large a dataset will make run-times for the projects extremely long. My recommendation is to find a good large dataset and pair the data down to something that runs in a reasonable time. Don't use small datasets with less than 1000 records.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8:15:43.806086816</meta:creation-date>
    <dc:date>2018-09-01T21:03:30.104530614</dc:date>
    <meta:editing-duration>PT24M45S</meta:editing-duration>
    <meta:editing-cycles>1</meta:editing-cycles>
    <meta:document-statistic meta:table-count="0" meta:image-count="0" meta:object-count="0" meta:page-count="1" meta:paragraph-count="17" meta:word-count="349" meta:character-count="2094" meta:non-whitespace-character-count="1756"/>
    <meta:generator>LibreOffice/6.0.3.2$Linux_X86_64 LibreOffice_project/00m0$Build-2</meta:generator>
  </office:meta>
</office:document-meta>
</file>